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24-02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1176" calcext:value-type="float">
            <text:p>154.9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21-10-18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20-11-1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6304" calcext:value-type="float">
            <text:p>152.5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18-10-0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2488" calcext:value-type="float">
            <text:p>151.7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17-10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15-10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8703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792" calcext:value-type="float">
            <text:p>143.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